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d5a" officeooo:paragraph-rsid="00149d5a"/>
    </style:style>
    <style:style style:name="P2" style:family="paragraph" style:parent-style-name="Standard">
      <style:text-properties style:font-name="monospace" officeooo:rsid="00149d5a" officeooo:paragraph-rsid="00149d5a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style:font-name="monospace" fo:background-color="#ffffff" loext:char-shading-value="0"/>
    </style:style>
    <style:style style:name="T3" style:family="text">
      <style:text-properties fo:color="#000000" fo:background-color="#ff9999" loext:char-shading-value="0"/>
    </style:style>
    <style:style style:name="T4" style:family="text">
      <style:text-properties fo:color="#000000" fo:background-color="#ff9999" loext:char-shading-value="0"/>
    </style:style>
    <style:style style:name="T5" style:family="text">
      <style:text-properties fo:color="#5454ff" fo:font-weight="bold" fo:background-color="#ffffff" loext:char-shading-value="0"/>
    </style:style>
    <style:style style:name="T6" style:family="text">
      <style:text-properties fo:color="#5454ff" style:font-name="monospace" fo:font-weight="bold" fo:background-color="#ffffff" loext:char-shading-value="0"/>
    </style:style>
    <style:style style:name="T7" style:family="text">
      <style:text-properties style:font-name="monospace"/>
    </style:style>
    <style:style style:name="T8" style:family="text">
      <style:text-properties style:font-name="monospace" fo:background-color="#ffff00" loext:char-shading-value="0"/>
    </style:style>
    <style:style style:name="T9" style:family="text">
      <style:text-properties style:font-name="monospace" fo:background-color="#ffff00" loext:char-shading-value="0"/>
    </style:style>
    <style:style style:name="T10" style:family="text">
      <style:text-properties fo:background-color="#ff9999" loext:char-shading-value="0"/>
    </style:style>
    <style:style style:name="T11" style:family="text">
      <style:text-properties fo:background-color="#ff9999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 PRAKTIKUM </text:p>
      <text:p text:style-name="P1"><text:span text:style-name="T7"><text:line-break/>s73889@isys70:~&gt; cat ~/.gitconfig <text:line-break/>cat: /u_nfs4/iw15/s73889/.gitconfig: Datei oder Verzeichnis nicht gefunden <text:line-break/></text:span><text:span text:style-name="T9">s73889@isys70:~&gt; git config --global user.name "Anxhela Merko" <text:line-break/>s73889@isys70:~&gt; git config --global user.email s73889@informatik.htw-dresden.de </text:span><text:span text:style-name="T7"><text:line-break/>s73889@isys70:~&gt; ls <text:line-break/></text:span><text:span text:style-name="T6">1_Dokumente</text:span><text:span text:style-name="T2">  </text:span><text:span text:style-name="T6">Bilder</text:span><text:span text:style-name="T2">  </text:span><text:span text:style-name="T6">Downloads</text:span><text:span text:style-name="T2">  </text:span><text:span text:style-name="T6">Musik</text:span><text:span text:style-name="T2">  </text:span><text:span text:style-name="T6">Öffentlich</text:span><text:span text:style-name="T2">  </text:span><text:span text:style-name="T6">PII</text:span><text:span text:style-name="T2">  </text:span><text:span text:style-name="T6">Schreibtisch</text:span><text:span text:style-name="T2">  </text:span><text:span text:style-name="T6">uprakt</text:span><text:span text:style-name="T2">  </text:span><text:span text:style-name="T6">Videos</text:span><text:span text:style-name="T2">  </text:span><text:span text:style-name="T6">Vorlagen</text:span><text:span text:style-name="T2"> </text:span><text:span text:style-name="T7"><text:line-break/></text:span><text:span text:style-name="T9">s73889@isys70:~&gt; cat ~/.gitconfig <text:line-break/>[user] <text:line-break/>       name = Anxhela Merko <text:line-break/>       email = s73889@informatik.htw-dresden.de </text:span><text:span text:style-name="T7"><text:line-break/>s73889@isys70:~&gt; ^C <text:line-break/>s73889@isys70:~&gt; <text:line-break/><text:line-break/>ARBEITSVERZEICHNIS</text:span></text:p>
      <text:p text:style-name="P1"><text:span text:style-name="T7"/></text:p>
      <text:p text:style-name="P2"><text:span text:style-name="T1">s73889@isys70:~&gt; </text:span><text:span text:style-name="T4">mkdir demo-hello-world &amp;&amp; cd $_</text:span></text:p>
      <text:p text:style-name="P2"><text:span text:style-name="T4"/></text:p>
      <text:p text:style-name="P2"><text:span text:style-name="T11"><text:line-break/></text:span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7:06:43.643476040</meta:creation-date>
    <dc:date>2016-11-30T17:09:33.513560673</dc:date>
    <meta:editing-duration>PT2M51S</meta:editing-duration>
    <meta:editing-cycles>1</meta:editing-cycles>
    <meta:generator>LibreOffice/5.0.4.2$Linux_X86_64 LibreOffice_project/00m0$Build-2</meta:generator>
    <meta:document-statistic meta:table-count="0" meta:image-count="0" meta:object-count="0" meta:page-count="1" meta:paragraph-count="4" meta:word-count="60" meta:character-count="617" meta:non-whitespace-character-count="522"/>
  </office:meta>
</office:document-meta>
</file>